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0.9125in" table:align="margins"/>
    </style:style>
    <style:style style:name="Table2.A" style:family="table-column">
      <style:table-column-properties style:column-width="0.3042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4137" officeooo:paragraph-rsid="00114137"/>
    </style:style>
    <style:style style:name="P2" style:family="paragraph" style:parent-style-name="Table_20_Contents">
      <style:text-properties officeooo:rsid="00114137" officeooo:paragraph-rsid="001141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Table_20_Contents"/>
                </table:table-cell>
                <table:table-cell table:style-name="Table2.A1" office:value-type="string">
                  <text:p text:style-name="Table_20_Contents"/>
                </table:table-cell>
                <table:table-cell table:style-name="Table2.C1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C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">fgfdgdf</text:p>
          </table:table-cell>
          <table:table-cell table:style-name="Table3.A1" office:value-type="string">
            <text:p text:style-name="P2">fdgdfg</text:p>
          </table:table-cell>
          <table:table-cell table:style-name="Table3.C1" office:value-type="string">
            <text:p text:style-name="P2">fdgdf</text:p>
          </table:table-cell>
        </table:table-row>
        <table:table-row>
          <table:table-cell table:style-name="Table3.A2" office:value-type="string">
            <text:p text:style-name="P2">fdgdfgdfgdf</text:p>
          </table:table-cell>
          <table:table-cell table:style-name="Table3.A2" office:value-type="string">
            <text:p text:style-name="P2">fdgdfgdf</text:p>
          </table:table-cell>
          <table:table-cell table:style-name="Table3.C2" office:value-type="string">
            <text:p text:style-name="P2">fdgfd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Table_20_Contents"><text:s/>storm-control broadcast 128</text:p>
            <text:p text:style-name="Table_20_Contents"><text:s/>storm-control multicast 128</text:p>
            <text:p text:style-name="Table_20_Contents"><text:s/>loopback-detection specified-vlan 1-4094</text:p>
            <text:p text:style-name="Table_20_Contents"><text:s/>loopback-detection control shutdown</text:p>
            <text:p text:style-name="Table_20_Contents"><text:s/>ip dhcp snooping action blackhole recovery 3600</text:p>
            <text:p text:style-name="Table_20_Contents">!</text:p>
            <text:p text:style-name="Table_20_Contents">Interface Ethernet1/0/25</text:p>
            <text:p text:style-name="Table_20_Contents"><text:s/>storm-control broadcast 128</text:p>
            <text:p text:style-name="Table_20_Contents"><text:s/>storm-control multicast 128</text:p>
            <text:p text:style-name="Table_20_Contents"><text:s/>loopback-detection specified-vlan 1-4094</text:p>
            <text:p text:style-name="Table_20_Contents"><text:s/>loopback-detection control shutdown</text:p>
            <text:p text:style-name="Table_20_Contents"><text:s/>ip dhcp snooping action blackhole recovery 3600</text:p>
            <text:p text:style-name="Table_20_Contents">!</text:p>
            <text:p text:style-name="Table_20_Contents">Interface Ethernet1/0/26</text:p>
            <text:p text:style-name="Table_20_Contents"><text:s/>storm-control broadcast 128</text:p>
            <text:p text:style-name="Table_20_Contents"><text:s/>storm-control multicast 128</text:p>
            <text:p text:style-name="Table_20_Contents"><text:s/>loopback-detection specified-vlan 1-4094</text:p>
            <text:p text:style-name="Table_20_Contents"><text:s/>loopback-detection control shutdown</text:p>
            <text:p text:style-name="Table_20_Contents"><text:s/>ip dhcp snooping action blackhole recovery 3600</text:p>
            <text:p text:style-name="Table_20_Contents">!</text:p>
            <text:p text:style-name="Table_20_Contents">Interface Ethernet1/0/27</text:p>
            <text:p text:style-name="Table_20_Contents"><text:s/>speed-duplex force100-fx</text:p>
            <text:p text:style-name="Table_20_Contents"><text:s/>mls qos trust dscp</text:p>
            <text:p text:style-name="Table_20_Contents"><text:s/>switchport mode hybrid</text:p>
            <text:p text:style-name="Table_20_Contents"><text:s/>switchport hybrid allowed vlan 172-175 tag</text:p>
            <text:p text:style-name="Table_20_Contents"><text:s/>ip dhcp snooping trust</text:p>
            <text:p text:style-name="Table_20_Contents">!</text:p>
            <text:p text:style-name="Table_20_Contents"><text:soft-page-break/>Interface Ethernet1/0/28</text:p>
            <text:p text:style-name="Table_20_Contents"><text:s/>speed-duplex auto</text:p>
            <text:p text:style-name="Table_20_Contents"><text:s/>mls qos trust dscp</text:p>
            <text:p text:style-name="Table_20_Contents"><text:s/>switchport mode hybrid</text:p>
            <text:p text:style-name="Table_20_Contents"><text:s/>switchport hybrid allowed vlan 172-175 tag</text:p>
            <text:p text:style-name="Table_20_Contents"><text:s/>ip dhcp snooping trust</text:p>
            <text:p text:style-name="Table_20_Contents">!</text:p>
            <text:p text:style-name="Table_20_Contents">interface Vlan1</text:p>
            <text:p text:style-name="Table_20_Contents"><text:s/>shutdown</text:p>
            <text:p text:style-name="Table_20_Contents">!</text:p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4.2$Linux_X86_64 LibreOffice_project/40$Build-2</meta:generator>
    <meta:editing-cycles>0</meta:editing-cycles>
    <meta:editing-duration>P0D</meta:editing-duration>
    <meta:document-statistic meta:table-count="4" meta:image-count="0" meta:object-count="0" meta:page-count="2" meta:paragraph-count="43" meta:word-count="118" meta:character-count="970" meta:non-whitespace-character-count="869"/>
  </office:meta>
</office:document-meta>
</file>